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top" draw:auto-grow-height="false" fo:min-height="6.45cm" fo:min-width="4.9cm"/>
    </style:style>
    <style:style style:name="gr2" style:family="graphic" style:parent-style-name="standard">
      <style:graphic-properties draw:fill-color="#be480a" draw:textarea-horizontal-align="justify" draw:textarea-vertical-align="middle" draw:auto-grow-height="false" fo:min-height="1.15cm" fo:min-width="3.7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.85cm" fo:min-width="4.3cm"/>
    </style:style>
    <style:style style:name="gr4" style:family="graphic" style:parent-style-name="standard">
      <style:graphic-properties draw:fill-color="#127622" draw:textarea-horizontal-align="justify" draw:textarea-vertical-align="middle" draw:auto-grow-height="false" fo:min-height="0.95cm" fo:min-width="3.9cm"/>
    </style:style>
    <style:style style:name="gr5" style:family="graphic" style:parent-style-name="standard">
      <style:graphic-properties draw:fill-color="#be480a" draw:textarea-horizontal-align="justify" draw:textarea-vertical-align="middle" draw:auto-grow-height="false" fo:min-height="1.15cm" fo:min-width="4.2cm"/>
    </style:style>
    <style:style style:name="gr6" style:family="graphic" style:parent-style-name="standard">
      <style:graphic-properties draw:fill-color="#3465a4" draw:textarea-horizontal-align="justify" draw:textarea-vertical-align="top" draw:auto-grow-height="false" fo:min-height="3.35cm" fo:min-width="5.9cm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0.85cm" fo:min-width="5cm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3.35cm" fo:min-width="5.9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1.05cm" fo:min-width="3.8cm"/>
    </style:style>
    <style:style style:name="gr10" style:family="graphic" style:parent-style-name="standard">
      <style:graphic-properties draw:fill-color="#be480a" draw:textarea-horizontal-align="justify" draw:textarea-vertical-align="middle" draw:auto-grow-height="false" fo:min-height="1.15cm" fo:min-width="2.7cm"/>
    </style:style>
    <style:style style:name="gr11" style:family="graphic" style:parent-style-name="standard">
      <style:graphic-properties draw:fill-color="#be480a" draw:textarea-horizontal-align="justify" draw:textarea-vertical-align="middle" draw:auto-grow-height="false" fo:min-height="1.15cm" fo:min-width="2.4cm"/>
    </style:style>
    <style:style style:name="gr12" style:family="graphic" style:parent-style-name="standard">
      <style:graphic-properties draw:fill-color="#be480a" draw:textarea-horizontal-align="justify" draw:textarea-vertical-align="middle" draw:auto-grow-height="false" fo:min-height="1.15cm" fo:min-width="3.2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2.05cm" fo:min-width="11.5cm"/>
    </style:style>
    <style:style style:name="gr14" style:family="graphic" style:parent-style-name="standard">
      <style:graphic-properties draw:fill-color="#3465a4" draw:textarea-horizontal-align="justify" draw:textarea-vertical-align="middle" draw:auto-grow-height="false" fo:min-height="0.85cm" fo:min-width="4.9cm"/>
    </style:style>
    <style:style style:name="gr15" style:family="graphic" style:parent-style-name="standard">
      <style:graphic-properties draw:fill-color="#3465a4" draw:textarea-horizontal-align="justify" draw:textarea-vertical-align="middle" draw:auto-grow-height="false" fo:min-height="0.85cm" fo:min-width="2.5cm"/>
    </style:style>
    <style:style style:name="gr16" style:family="graphic" style:parent-style-name="standard">
      <style:graphic-properties draw:fill-color="#3465a4" draw:textarea-horizontal-align="justify" draw:textarea-vertical-align="middle" draw:auto-grow-height="false" fo:min-height="1.35cm" fo:min-width="4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fill-color="#3465a4" draw:textarea-horizontal-align="justify" draw:textarea-vertical-align="middle" draw:auto-grow-height="false" fo:min-height="0.95cm" fo:min-width="4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-color="#127622" draw:textarea-horizontal-align="justify" draw:textarea-vertical-align="middle" draw:auto-grow-height="false" fo:min-height="1.65cm" fo:min-width="4.4cm"/>
    </style:style>
    <style:style style:name="gr21" style:family="graphic" style:parent-style-name="standard">
      <style:graphic-properties draw:fill-color="#127622" draw:textarea-horizontal-align="justify" draw:textarea-vertical-align="middle" draw:auto-grow-height="false" fo:min-height="1.05cm" fo:min-width="4.2cm"/>
    </style:style>
    <style:style style:name="gr22" style:family="graphic" style:parent-style-name="standard">
      <style:graphic-properties draw:fill-color="#be480a" draw:textarea-horizontal-align="justify" draw:textarea-vertical-align="middle" draw:auto-grow-height="false" fo:min-height="1.25cm" fo:min-width="3.7cm"/>
    </style:style>
    <style:style style:name="gr23" style:family="graphic" style:parent-style-name="standard">
      <style:graphic-properties draw:stroke="none" svg:stroke-color="#000000" draw:fill="none" draw:fill-color="#ffffff" fo:min-height="1.35cm"/>
    </style:style>
    <style:style style:name="gr24" style:family="graphic" style:parent-style-name="standard">
      <style:graphic-properties draw:stroke="none" svg:stroke-color="#000000" draw:fill="none" draw:fill-color="#ffffff" fo:min-height="0.75cm"/>
    </style:style>
    <style:style style:name="gr25" style:family="graphic" style:parent-style-name="standard">
      <style:graphic-properties draw:stroke="none" svg:stroke-color="#000000" draw:fill="none" draw:fill-color="#ffffff" fo:min-height="1.303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0.85cm" fo:min-width="2.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be480a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-color="#127622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color="#000000" fo:font-size="14pt"/>
    </style:style>
    <style:style style:name="P11" style:family="paragraph">
      <loext:graphic-properties draw:fill="none" draw:fill-color="#ffffff"/>
      <style:text-properties fo:color="#000000"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5.4cm" svg:height="6.7cm" svg:x="1.8cm" svg:y="1.7cm">
          <text:p text:style-name="P1">Angular Modul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1.4cm" svg:x="24.7cm" svg:y="1.1cm">
          <text:p text:style-name="P3"><text:span text:style-name="T1">ng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8cm" svg:height="1.1cm" svg:x="24.5cm" svg:y="2.8cm">
          <text:p text:style-name="P1">ngComponen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2cm" svg:x="24.6cm" svg:y="4.2cm">
          <text:p text:style-name="P1">ngServic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4.7cm" svg:height="1.4cm" svg:x="11.3cm" svg:y="3.9cm">
          <text:p text:style-name="P3"><text:span text:style-name="T1">App.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8cm" svg:height="1.1cm" svg:x="24.5cm" svg:y="2.8cm">
          <text:p text:style-name="P1">ngComponen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8cm" svg:height="1.1cm" svg:x="24.5cm" svg:y="2.8cm">
          <text:p text:style-name="P1">ngComponen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8cm" svg:height="1.1cm" svg:x="24.5cm" svg:y="2.8cm">
          <text:p text:style-name="P1">ngComponent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6.4cm" svg:height="3.6cm" svg:x="14.2cm" svg:y="12.4cm">
          <text:p text:style-name="P1">Listado:</text:p>
          <text:p text:style-name="P1">- Visualizar usuario</text:p>
          <text:p text:style-name="P1">- Editar usuario</text:p>
          <text:p text:style-name="P1">- Eliminar usuari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5.5cm" svg:height="1.1cm" svg:x="10.3cm" svg:y="6.4cm">
          <text:p text:style-name="P1">App.Component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6.4cm" svg:height="3.6cm" svg:x="5cm" svg:y="14.9cm">
          <text:p text:style-name="P1">Form Usuario</text:p>
          <text:p text:style-name="P1">- Modo detalle </text:p>
          <text:p text:style-name="P1">(sólo lectura)</text:p>
          <text:p text:style-name="P1">- Modo Edición</text:p>
          <text:p text:style-name="P1">SIN BOTONES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3cm" svg:x="24.6cm" svg:y="5.6cm">
          <text:p text:style-name="P1">class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3.2cm" svg:height="1.4cm" svg:x="3.1cm" svg:y="6.6cm">
          <text:p text:style-name="P3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0" draw:id="id10" draw:layer="layout" svg:width="2.9cm" svg:height="1.4cm" svg:x="3.3cm" svg:y="3.1cm">
          <text:p text:style-name="P3"><text:span text:style-name="T1">Form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1.4cm" svg:x="24.7cm" svg:y="1.1cm">
          <text:p text:style-name="P3"><text:span text:style-name="T1">ng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1.4cm" svg:x="24.7cm" svg:y="1.1cm">
          <text:p text:style-name="P3"><text:span text:style-name="T1">ng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1.4cm" svg:x="24.7cm" svg:y="1.1cm">
          <text:p text:style-name="P3"><text:span text:style-name="T1">ng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1.4cm" svg:x="24.7cm" svg:y="1.1cm">
          <text:p text:style-name="P3"><text:span text:style-name="T1">ngModul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" draw:id="id11" draw:layer="layout" svg:width="3.7cm" svg:height="1.4cm" svg:x="3cm" svg:y="4.9cm">
          <text:p text:style-name="P3"><text:span text:style-name="T1">Http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2cm" svg:height="2.3cm" svg:x="8cm" svg:y="1.1cm">
          <text:p text:style-name="P1">Aplicación Angular</text:p>
          <text:p text:style-name="P1">Gestión de Usuarios</text:p>
          <text:p text:style-name="P1">(CRUD sobre UserRestController)</text:p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5.4cm" svg:height="1.1cm" svg:x="11.1cm" svg:y="9.4cm">
          <text:p text:style-name="P1">Router-Outlet</text:p>
          <draw:enhanced-geometry svg:viewBox="0 0 21600 21600" draw:type="rectangle" draw:enhanced-path="M 0 0 L 21600 0 21600 21600 0 21600 0 0 Z N"/>
        </draw:custom-shape>
        <draw:custom-shape draw:style-name="gr15" draw:text-style-name="P5" xml:id="id3" draw:id="id3" draw:layer="layout" svg:width="3cm" svg:height="1.1cm" svg:x="6.7cm" svg:y="9.4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6" draw:text-style-name="P5" xml:id="id6" draw:id="id6" draw:layer="layout" svg:width="4.5cm" svg:height="1.6cm" svg:x="6.8cm" svg:y="11.8cm">
          <text:p text:style-name="P1">Registro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curve" svg:x1="13.65cm" svg:y1="5.3cm" svg:x2="13.05cm" svg:y2="6.4cm" draw:start-shape="id1" draw:start-glue-point="2" draw:end-shape="id2" draw:end-glue-point="0" svg:d="M13650 5300c0 825-600 275-600 1100" svg:viewBox="0 0 601 1101">
          <text:p/>
        </draw:connector>
        <draw:connector draw:style-name="gr17" draw:text-style-name="P9" draw:layer="layout" draw:type="curve" svg:x1="13.05cm" svg:y1="7.5cm" svg:x2="8.2cm" svg:y2="9.4cm" draw:start-shape="id2" draw:start-glue-point="2" draw:end-shape="id3" draw:end-glue-point="0" svg:d="M13050 7500c0 1425-4850 475-4850 1900" svg:viewBox="0 0 4851 1901">
          <text:p/>
        </draw:connector>
        <draw:connector draw:style-name="gr17" draw:text-style-name="P9" draw:layer="layout" draw:type="curve" svg:x1="13.05cm" svg:y1="7.5cm" svg:x2="13.8cm" svg:y2="9.4cm" draw:start-shape="id2" draw:start-glue-point="2" draw:end-shape="id4" draw:end-glue-point="0" svg:d="M13050 7500c0 1425 750 475 750 1900" svg:viewBox="0 0 751 1901">
          <text:p/>
        </draw:connector>
        <draw:custom-shape draw:style-name="gr18" draw:text-style-name="P5" xml:id="id5" draw:id="id5" draw:layer="layout" svg:width="4.5cm" svg:height="1.2cm" svg:x="18.2cm" svg:y="9.5cm">
          <text:p text:style-name="P1">Mensajes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curve" svg:x1="13.05cm" svg:y1="7.5cm" svg:x2="20.45cm" svg:y2="9.5cm" draw:start-shape="id2" draw:start-glue-point="2" draw:end-shape="id5" draw:end-glue-point="0" svg:d="M13050 7500c0 1500 7400 500 7400 2000" svg:viewBox="0 0 7401 2001">
          <text:p/>
        </draw:connector>
        <draw:connector draw:style-name="gr17" draw:text-style-name="P9" draw:layer="layout" draw:type="curve" svg:x1="13.8cm" svg:y1="10.5cm" svg:x2="9.05cm" svg:y2="11.8cm" draw:start-shape="id4" draw:start-glue-point="2" draw:end-shape="id6" draw:end-glue-point="0" svg:d="M13800 10500c0 975-4750 325-4750 1300" svg:viewBox="0 0 4751 1301">
          <text:p/>
        </draw:connector>
        <draw:connector draw:style-name="gr17" draw:text-style-name="P9" draw:layer="layout" draw:type="curve" svg:x1="13.8cm" svg:y1="10.5cm" svg:x2="17.4cm" svg:y2="12.4cm" draw:start-shape="id4" draw:start-glue-point="2" draw:end-shape="id7" draw:end-glue-point="0" svg:d="M13800 10500c0 1425 3600 475 3600 1900" svg:viewBox="0 0 3601 1901">
          <text:p/>
        </draw:connector>
        <draw:connector draw:style-name="gr19" draw:text-style-name="P9" draw:layer="layout" draw:type="curve" svg:x1="14.2cm" svg:y1="14.2cm" svg:x2="10.5cm" svg:y2="16.5cm" draw:start-shape="id7" draw:start-glue-point="3" svg:d="M14200 14200c-3150 0-1300 2300-3700 2300" svg:viewBox="0 0 3701 2301">
          <text:p text:style-name="P1"/>
        </draw:connector>
        <draw:connector draw:style-name="gr17" draw:text-style-name="P9" draw:layer="layout" draw:type="curve" svg:x1="9.05cm" svg:y1="13.4cm" svg:x2="8.2cm" svg:y2="14.9cm" draw:start-shape="id6" draw:start-glue-point="2" draw:end-shape="id8" draw:end-glue-point="0" svg:d="M9050 13400c0 1125-850 375-850 1500" svg:viewBox="0 0 851 1501">
          <text:p/>
        </draw:connector>
        <draw:custom-shape draw:style-name="gr20" draw:text-style-name="P6" xml:id="id12" draw:id="id12" draw:layer="layout" svg:width="4.9cm" svg:height="1.9cm" svg:x="5.9cm" svg:y="20.1cm">
          <text:p text:style-name="P1">Cliente REST</text:p>
          <text:p text:style-name="P1">Usuarios</text:p>
          <draw:enhanced-geometry svg:viewBox="0 0 21600 21600" draw:type="rectangle" draw:enhanced-path="M 0 0 L 21600 0 21600 21600 0 21600 0 0 Z N"/>
        </draw:custom-shape>
        <draw:custom-shape draw:style-name="gr21" draw:text-style-name="P6" xml:id="id13" draw:id="id13" draw:layer="layout" svg:width="4.7cm" svg:height="1.3cm" svg:x="23.2cm" svg:y="12.2cm">
          <text:p text:style-name="P1">Mensajes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curve" svg:x1="6.3cm" svg:y1="7.3cm" svg:x2="11.3cm" svg:y2="4.6cm" draw:start-shape="id9" draw:start-glue-point="1" draw:end-shape="id1" draw:end-glue-point="3" svg:d="M6300 7300c3750 0 1250-2700 5000-2700" svg:viewBox="0 0 5001 2701">
          <text:p/>
        </draw:connector>
        <draw:connector draw:style-name="gr17" draw:text-style-name="P9" draw:layer="layout" draw:type="curve" svg:x1="6.2cm" svg:y1="3.8cm" svg:x2="11.3cm" svg:y2="4.6cm" draw:start-shape="id10" draw:start-glue-point="1" draw:end-shape="id1" draw:end-glue-point="3" svg:d="M6200 3800c3825 0 1275 800 5100 800" svg:viewBox="0 0 5101 801">
          <text:p/>
        </draw:connector>
        <draw:connector draw:style-name="gr17" draw:text-style-name="P9" draw:layer="layout" draw:type="curve" svg:x1="6.7cm" svg:y1="5.6cm" svg:x2="11.3cm" svg:y2="4.6cm" draw:start-shape="id11" draw:start-glue-point="1" draw:end-shape="id1" draw:end-glue-point="3" svg:d="M6700 5600c3450 0 1150-1000 4600-1000" svg:viewBox="0 0 4601 1001">
          <text:p/>
        </draw:connector>
        <draw:connector draw:style-name="gr17" draw:text-style-name="P9" draw:layer="layout" draw:type="curve" svg:x1="17.4cm" svg:y1="16cm" svg:x2="10.8cm" svg:y2="21.05cm" draw:start-shape="id7" draw:start-glue-point="2" draw:end-shape="id12" draw:end-glue-point="1" svg:d="M17400 16000c0 3367-2200 5050-6600 5050" svg:viewBox="0 0 6601 5051">
          <text:p/>
        </draw:connector>
        <draw:connector draw:style-name="gr17" draw:text-style-name="P9" draw:layer="layout" draw:type="curve" svg:x1="25.55cm" svg:y1="12.2cm" svg:x2="22.7cm" svg:y2="10.1cm" draw:start-shape="id13" draw:start-glue-point="0" draw:end-shape="id5" draw:end-glue-point="1" svg:d="M25550 12200c0-1400-950-2100-2850-2100" svg:viewBox="0 0 2851 2101">
          <text:p/>
        </draw:connector>
        <draw:custom-shape draw:style-name="gr22" draw:text-style-name="P4" xml:id="id14" draw:id="id14" draw:layer="layout" svg:width="4.2cm" svg:height="1.5cm" svg:x="1.1cm" svg:y="9.4cm">
          <text:p text:style-name="P3"><text:span text:style-name="T1">App.Routes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curve" svg:x1="3.2cm" svg:y1="9.4cm" svg:x2="3.1cm" svg:y2="7.3cm" draw:start-shape="id14" draw:start-glue-point="0" draw:end-shape="id9" draw:end-glue-point="3" svg:d="M3200 9400c0-1050-301-874-514-1137s-337-963 414-963" svg:viewBox="0 0 678 2101">
          <text:p/>
        </draw:connector>
        <draw:connector draw:style-name="gr17" draw:text-style-name="P9" draw:layer="layout" draw:type="curve" draw:line-skew="-2.949cm" svg:x1="6.8cm" svg:y1="12.6cm" svg:x2="5.9cm" svg:y2="21.05cm" draw:start-shape="id6" draw:start-glue-point="3" draw:end-shape="id12" draw:end-glue-point="3" svg:d="M6800 12600c-6525 0-6075 8450-900 8450" svg:viewBox="0 0 4840 8451">
          <text:p/>
        </draw:connector>
        <draw:connector draw:style-name="gr17" draw:text-style-name="P9" draw:layer="layout" draw:type="curve" svg:x1="10.8cm" svg:y1="21.05cm" svg:x2="25.55cm" svg:y2="13.5cm" draw:start-shape="id12" draw:start-glue-point="1" draw:end-shape="id13" draw:end-glue-point="2" svg:d="M10800 21050c9834 0 14750-2516 14750-7550" svg:viewBox="0 0 14751 7551">
          <text:p/>
        </draw:connector>
        <draw:frame draw:style-name="gr23" draw:text-style-name="P11" draw:layer="layout" svg:width="5.2cm" svg:height="1.6cm" svg:x="18.2cm" svg:y="17.4cm">
          <draw:text-box>
            <text:p text:style-name="P10"><text:span text:style-name="T2">Mensajes acción realizada</text:span></text:p>
          </draw:text-box>
        </draw:frame>
        <draw:custom-shape draw:style-name="gr9" draw:text-style-name="P7" draw:layer="layout" svg:width="4.3cm" svg:height="1.3cm" svg:x="18cm" svg:y="5.7cm">
          <text:p text:style-name="P1">Usuario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9cm" svg:height="1cm" svg:x="9.2cm" svg:y="13.7cm">
          <draw:text-box>
            <text:p text:style-name="P10"><text:span text:style-name="T2">Objeto usuario</text:span></text:p>
          </draw:text-box>
        </draw:frame>
        <draw:frame draw:style-name="gr24" draw:text-style-name="P11" draw:layer="layout" svg:width="2.2cm" svg:height="1.353cm" svg:x="1.3cm" svg:y="13.1cm">
          <draw:text-box>
            <text:p text:style-name="P10"><text:span text:style-name="T2">Nuevo user</text:span></text:p>
          </draw:text-box>
        </draw:frame>
        <draw:frame draw:style-name="gr25" draw:text-style-name="P11" draw:layer="layout" svg:width="3.5cm" svg:height="1.553cm" svg:x="12.6cm" svg:y="17.9cm">
          <draw:text-box>
            <text:p text:style-name="P10"><text:span text:style-name="T2">Usuario modificado</text:span></text:p>
          </draw:text-box>
        </draw:frame>
        <draw:frame draw:style-name="gr25" draw:text-style-name="P11" draw:layer="layout" svg:width="3.1cm" svg:height="1.553cm" svg:x="14.6cm" svg:y="16.547cm">
          <draw:text-box>
            <text:p text:style-name="P10"><text:span text:style-name="T2">Id Usuario eliminar</text:span></text:p>
          </draw:text-box>
        </draw:frame>
        <draw:custom-shape draw:style-name="gr26" draw:text-style-name="P7" draw:layer="layout" svg:width="3.1cm" svg:height="1.1cm" svg:x="23.9cm" svg:y="17.2cm">
          <text:p text:style-name="P1">Mensaje</text:p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5.2cm" svg:height="1.6cm" svg:x="19.2cm" svg:y="19cm">
          <draw:text-box>
            <text:p text:style-name="P10"><text:span text:style-name="T2">y/o mensaje err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8T14:13:42.830000000</meta:creation-date>
    <dc:date>2019-10-08T16:36:03.856000000</dc:date>
    <meta:editing-duration>PT28M54S</meta:editing-duration>
    <meta:editing-cycles>5</meta:editing-cycles>
    <meta:generator>LibreOffice/6.3.2.2$Windows_X86_64 LibreOffice_project/98b30e735bda24bc04ab42594c85f7fd8be07b9c</meta:generator>
    <meta:document-statistic meta:object-count="51"/>
  </office:meta>
</office:document-meta>
</file>